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008080"/>
    </style:style>
    <style:style style:name="T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7f007f"/>
    </style:style>
    <style:style style:name="T8" style:family="text">
      <style:text-properties fo:color="#2a00ff" fo:font-style="italic" style:font-style-asian="italic" style:font-style-complex="italic"/>
    </style:style>
    <style:style style:name="T9" style:family="text">
      <style:text-properties fo:color="#ff0000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2" style:family="text">
      <style:text-properties fo:color="#0000c0"/>
    </style:style>
    <style:style style:name="T13" style:family="text">
      <style:text-properties fo:color="#557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>ACCUEIL-VIEW</text:span></text:p>
      <text:p text:style-name="P1"><text:span text:style-name="T1"/></text:p>
      <text:p text:style-name="P1"><text:span text:style-name="T1"/></text:p>
      <text:p text:style-name="P1"><text:span text:style-name="T1">&lt;</text:span><text:span text:style-name="T3">p</text:span><text:span text:style-name="T1">&gt;</text:span><text:span text:style-name="T5"> Utilisteurs enregistrÃ©s </text:span><text:span text:style-name="T1">&lt;/</text:span><text:span text:style-name="T3">p</text:span><text:span text:style-name="T1">&gt;</text:span></text:p>
      <text:p text:style-name="P1"><text:span text:style-name="T1">&lt;</text:span><text:span text:style-name="T3">table</text:span> <text:span text:style-name="T7">border</text:span><text:span text:style-name="T5">=</text:span><text:span text:style-name="T8">'1'</text:span><text:span text:style-name="T1">&gt;</text:span></text:p>
      <text:p text:style-name="P1"><text:span text:style-name="T5"><text:tab/></text:span><text:span text:style-name="T1">&lt;</text:span><text:span text:style-name="T3">thead</text:span><text:span text:style-name="T1">&gt;</text:span></text:p>
      <text:p text:style-name="P1"><text:span text:style-name="T5"><text:tab/><text:tab/></text:span><text:span text:style-name="T1">&lt;</text:span><text:span text:style-name="T3">tr</text:span><text:span text:style-name="T1">&gt;</text:span></text:p>
      <text:p text:style-name="P1"><text:span text:style-name="T5"><text:tab/><text:tab/><text:tab/></text:span><text:span text:style-name="T1">&lt;</text:span><text:span text:style-name="T3">th</text:span><text:span text:style-name="T1">&gt;</text:span><text:span text:style-name="T5"> identifiant </text:span><text:span text:style-name="T1">&lt;/</text:span><text:span text:style-name="T3">th</text:span><text:span text:style-name="T1">&gt;</text:span></text:p>
      <text:p text:style-name="P1"><text:span text:style-name="T5"><text:tab/><text:tab/><text:tab/></text:span><text:span text:style-name="T1">&lt;</text:span><text:span text:style-name="T3">th</text:span><text:span text:style-name="T1">&gt;</text:span><text:span text:style-name="T5"> mot de passe </text:span><text:span text:style-name="T1">&lt;/</text:span><text:span text:style-name="T3">th</text:span><text:span text:style-name="T1">&gt;</text:span></text:p>
      <text:p text:style-name="P1"><text:span text:style-name="T5"><text:tab/><text:tab/><text:tab/></text:span><text:span text:style-name="T1">&lt;</text:span><text:span text:style-name="T3">th</text:span><text:span text:style-name="T1">&gt;</text:span><text:span text:style-name="T5"> modifier </text:span><text:span text:style-name="T1">&lt;/</text:span><text:span text:style-name="T3">th</text:span><text:span text:style-name="T1">&gt;</text:span></text:p>
      <text:p text:style-name="P1"><text:span text:style-name="T5"><text:tab/><text:tab/><text:tab/></text:span><text:span text:style-name="T1">&lt;</text:span><text:span text:style-name="T3">th</text:span><text:span text:style-name="T1">&gt;</text:span><text:span text:style-name="T5"> supprimer </text:span><text:span text:style-name="T1">&lt;/</text:span><text:span text:style-name="T3">th</text:span><text:span text:style-name="T1">&gt;</text:span></text:p>
      <text:p text:style-name="P1"><text:span text:style-name="T5"><text:tab/><text:tab/></text:span><text:span text:style-name="T1">&lt;/</text:span><text:span text:style-name="T3">tr</text:span><text:span text:style-name="T1">&gt;</text:span></text:p>
      <text:p text:style-name="P1"><text:span text:style-name="T5"><text:tab/></text:span><text:span text:style-name="T1">&lt;/</text:span><text:span text:style-name="T3">thead</text:span><text:span text:style-name="T1">&gt;</text:span></text:p>
      <text:p text:style-name="P1"><text:span text:style-name="T5"><text:tab/></text:span><text:span text:style-name="T1">&lt;</text:span><text:span text:style-name="T3">tbody</text:span><text:span text:style-name="T1">&gt;</text:span></text:p>
      <text:p text:style-name="P2"><text:tab/></text:p>
      <text:p text:style-name="P1"><text:span text:style-name="T5"><text:tab/><text:tab/></text:span><text:span text:style-name="T9">&lt;?php</text:span><text:span text:style-name="T5"> <text:s/></text:span><text:span text:style-name="T10">foreach </text:span><text:span text:style-name="T5">($utilisateurs </text:span><text:span text:style-name="T10">as </text:span><text:span text:style-name="T5">$utilisateur):</text:span><text:span text:style-name="T9">?&gt;</text:span></text:p>
      <text:p text:style-name="P1"><text:span text:style-name="T5"><text:tab/><text:tab/><text:tab/></text:span><text:span text:style-name="T1">&lt;</text:span><text:span text:style-name="T3">tr</text:span><text:span text:style-name="T1">&gt;</text:span></text:p>
      <text:p text:style-name="P2"><text:tab/><text:tab/><text:tab/><text:tab/></text:p>
      <text:p text:style-name="P1"><text:span text:style-name="T5"><text:tab/><text:tab/><text:tab/><text:tab/></text:span><text:span text:style-name="T1">&lt;</text:span><text:span text:style-name="T3">td</text:span><text:span text:style-name="T1">&gt;</text:span><text:span text:style-name="T5"> </text:span><text:span text:style-name="T9">&lt;?php</text:span><text:span text:style-name="T5"> </text:span><text:span text:style-name="T10">echo </text:span><text:span text:style-name="T5">$utilisateur-&gt;</text:span><text:span text:style-name="T12">identifiant</text:span><text:span text:style-name="T5">; </text:span><text:span text:style-name="T9">?&gt;</text:span><text:span text:style-name="T1">&lt;/</text:span><text:span text:style-name="T3">td</text:span><text:span text:style-name="T1">&gt;</text:span></text:p>
      <text:p text:style-name="P1"><text:span text:style-name="T5"><text:tab/><text:tab/><text:tab/><text:tab/></text:span><text:span text:style-name="T1">&lt;</text:span><text:span text:style-name="T3">td</text:span><text:span text:style-name="T1">&gt;</text:span><text:span text:style-name="T5"> </text:span><text:span text:style-name="T9">&lt;?php</text:span><text:span text:style-name="T5"> <text:s/></text:span><text:span text:style-name="T10">echo </text:span><text:span text:style-name="T5">$utilisateur -&gt;</text:span><text:span text:style-name="T12">mot_de_passe</text:span><text:span text:style-name="T5">; <text:s/></text:span><text:span text:style-name="T9">?&gt;</text:span><text:span text:style-name="T1">&lt;/</text:span><text:span text:style-name="T3">td</text:span><text:span text:style-name="T1">&gt;</text:span></text:p>
      <text:p text:style-name="P1"><text:span text:style-name="T5"><text:tab/><text:tab/><text:tab/><text:tab/></text:span><text:span text:style-name="T1">&lt;</text:span><text:span text:style-name="T3">td</text:span><text:span text:style-name="T1">&gt;</text:span><text:span text:style-name="T5"> </text:span><text:span text:style-name="T1">&lt;</text:span><text:span text:style-name="T3">a</text:span> <text:span text:style-name="T7">href</text:span><text:span text:style-name="T5">=</text:span>"<text:span text:style-name="T9">&lt;?php</text:span><text:span text:style-name="T5"> </text:span><text:span text:style-name="T10">echo </text:span><text:span text:style-name="T5">URL.</text:span><text:span text:style-name="T12">'index.php?action=update&amp;id='</text:span><text:span text:style-name="T5">.$utilisateur-&gt;</text:span><text:span text:style-name="T12">identifiant</text:span><text:span text:style-name="T9">?&gt;</text:span>"<text:span text:style-name="T1">&gt;</text:span><text:span text:style-name="T5"> modifier </text:span><text:span text:style-name="T1">&lt;/</text:span><text:span text:style-name="T3">a</text:span><text:span text:style-name="T1">&gt;&lt;/</text:span><text:span text:style-name="T3">td</text:span><text:span text:style-name="T1">&gt;</text:span></text:p>
      <text:p text:style-name="P1"><text:span text:style-name="T5"><text:tab/><text:tab/><text:tab/><text:tab/></text:span><text:span text:style-name="T1">&lt;</text:span><text:span text:style-name="T3">td</text:span><text:span text:style-name="T1">&gt;</text:span><text:span text:style-name="T5"> </text:span><text:span text:style-name="T1">&lt;</text:span><text:span text:style-name="T3">a</text:span> <text:span text:style-name="T7">href</text:span><text:span text:style-name="T5">=</text:span>"<text:span text:style-name="T9">&lt;?php</text:span><text:span text:style-name="T5"> </text:span><text:span text:style-name="T10">echo </text:span><text:span text:style-name="T5">URL.</text:span><text:span text:style-name="T12">'index.php?action=delete&amp;id='</text:span><text:span text:style-name="T5">.$utilisateur-&gt;</text:span><text:span text:style-name="T12">identifiant</text:span><text:span text:style-name="T5"> </text:span><text:span text:style-name="T9">?&gt;</text:span>"<text:span text:style-name="T1">&gt;</text:span><text:span text:style-name="T5"> supprimer </text:span><text:span text:style-name="T1">&lt;/</text:span><text:span text:style-name="T3">a</text:span><text:span text:style-name="T1">&gt;&lt;/</text:span><text:span text:style-name="T3">td</text:span><text:span text:style-name="T1">&gt;</text:span></text:p>
      <text:p text:style-name="P1"><text:span text:style-name="T5"><text:tab/><text:tab/><text:tab/></text:span><text:span text:style-name="T1">&lt;/</text:span><text:span text:style-name="T3">tr</text:span><text:span text:style-name="T1">&gt;</text:span></text:p>
      <text:p text:style-name="P1"><text:span text:style-name="T5"><text:tab/><text:tab/></text:span><text:span text:style-name="T9">&lt;?php</text:span><text:span text:style-name="T5"> </text:span><text:span text:style-name="T10">endforeach </text:span><text:span text:style-name="T9">?&gt;</text:span><text:span text:style-name="T5"><text:tab/><text:tab/></text:span></text:p>
      <text:p text:style-name="P1"><text:span text:style-name="T5"><text:tab/></text:span><text:span text:style-name="T1">&lt;/</text:span><text:span text:style-name="T3">tbody</text:span><text:span text:style-name="T1">&gt;</text:span></text:p>
      <text:p text:style-name="P2"><text:tab/></text:p>
      <text:p text:style-name="P1"><text:span text:style-name="T1">&lt;/</text:span><text:span text:style-name="T3">table</text:span><text:span text:style-name="T1">&gt;</text:span></text:p>
      <text:p text:style-name="P1"><text:span text:style-name="T1">&lt;</text:span><text:span text:style-name="T3">p</text:span><text:span text:style-name="T1">&gt;</text:span><text:span text:style-name="T5"> Ajouter un nouvel utilisateur </text:span><text:span text:style-name="T1">&lt;/</text:span><text:span text:style-name="T3">p</text:span><text:span text:style-name="T1">&gt;</text:span></text:p>
      <text:p text:style-name="P1"><text:span text:style-name="T1">&lt;</text:span><text:span text:style-name="T3">form</text:span> <text:span text:style-name="T7">action</text:span><text:span text:style-name="T5">=</text:span>'<text:span text:style-name="T9">&lt;?php</text:span><text:span text:style-name="T5"> </text:span><text:span text:style-name="T10">echo </text:span><text:span text:style-name="T5">URL.</text:span><text:span text:style-name="T12">'index.php?action=create'</text:span><text:span text:style-name="T9">?&gt;</text:span>' <text:span text:style-name="T7">method</text:span><text:span text:style-name="T5">=</text:span><text:span text:style-name="T8">'post'</text:span> <text:span text:style-name="T1">&gt;</text:span></text:p>
      <text:p text:style-name="P1"><text:span text:style-name="T5"><text:tab/><text:tab/></text:span><text:span text:style-name="T1">&lt;</text:span><text:span text:style-name="T3">p</text:span><text:span text:style-name="T1">&gt;</text:span><text:span text:style-name="T5"> </text:span></text:p>
      <text:p text:style-name="P1"><text:span text:style-name="T5"><text:tab/><text:tab/><text:tab/></text:span><text:span text:style-name="T1">&lt;</text:span><text:span text:style-name="T3">input</text:span> <text:span text:style-name="T7">type</text:span><text:span text:style-name="T5">=</text:span><text:span text:style-name="T8">"text"</text:span> <text:span text:style-name="T7">name</text:span><text:span text:style-name="T5">=</text:span><text:span text:style-name="T8">"identifiant"</text:span><text:span text:style-name="T1">/&gt;</text:span></text:p>
      <text:p text:style-name="P1"><text:span text:style-name="T5"><text:tab/><text:tab/><text:tab/></text:span><text:span text:style-name="T1">&lt;</text:span><text:span text:style-name="T3">input</text:span> <text:span text:style-name="T7">type</text:span><text:span text:style-name="T5">=</text:span><text:span text:style-name="T8">"text"</text:span> <text:span text:style-name="T7">name</text:span><text:span text:style-name="T5">=</text:span><text:span text:style-name="T8">"mot_de_passe"</text:span><text:span text:style-name="T1">/&gt;</text:span></text:p>
      <text:p text:style-name="P1"><text:span text:style-name="T5"><text:tab/><text:tab/><text:tab/></text:span><text:span text:style-name="T1">&lt;</text:span><text:span text:style-name="T3">input</text:span> <text:span text:style-name="T7">type</text:span><text:span text:style-name="T5">=</text:span><text:span text:style-name="T8">"submit"</text:span> <text:span text:style-name="T7">value</text:span><text:span text:style-name="T5">=</text:span><text:span text:style-name="T8">""</text:span> <text:span text:style-name="T7">class</text:span><text:span text:style-name="T5">=</text:span><text:span text:style-name="T8">"mesSubmits"</text:span><text:span text:style-name="T1">/&gt;</text:span></text:p>
      <text:p text:style-name="P1"><text:span text:style-name="T5"><text:tab/><text:tab/></text:span><text:span text:style-name="T1">&lt;/</text:span><text:span text:style-name="T3">p</text:span><text:span text:style-name="T1">&gt;</text:span></text:p>
      <text:p text:style-name="P3"><text:span text:style-name="T2">&lt;/</text:span><text:span text:style-name="T4">form</text:span><text:span text:style-name="T2">&gt;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UTILISAREUR</text:span></text:p>
      <text:p text:style-name="P3"><text:span text:style-name="T2"/></text:p>
      <text:p text:style-name="P1"><text:span text:style-name="T5"><text:tab/></text:span><text:span text:style-name="T10">case </text:span><text:span text:style-name="T12">'read'</text:span><text:span text:style-name="T5">:</text:span></text:p>
      <text:p text:style-name="P1"><text:span text:style-name="T5"><text:tab/><text:tab/></text:span><text:span text:style-name="T13">//ici si action=read ou si action n'est pas positionné</text:span></text:p>
      <text:p text:style-name="P1"><text:span text:style-name="T5"><text:tab/><text:tab/></text:span><text:span text:style-name="T10">require_once </text:span><text:span text:style-name="T5">MODELSPATH.</text:span><text:span text:style-name="T12">'gestion_utilisateurs.php'</text:span><text:span text:style-name="T5">;</text:span></text:p>
      <text:p text:style-name="P1"><text:span text:style-name="T5"><text:tab/><text:tab/>$g = </text:span><text:span text:style-name="T10">new </text:span><text:span text:style-name="T5">GestionUtilisateurs();</text:span></text:p>
      <text:p text:style-name="P2"><text:tab/><text:tab/>$utilisateurs = $g-&gt;getAll();</text:p>
      <text:p text:style-name="P1"><text:span text:style-name="T5"><text:tab/><text:tab/></text:span><text:span text:style-name="T10">require_once </text:span><text:span text:style-name="T5">VIEWSPATH.</text:span><text:span text:style-name="T12">'templates/header.php'</text:span><text:span text:style-name="T5">;</text:span></text:p>
      <text:p text:style-name="P1"><text:span text:style-name="T5"><text:tab/><text:tab/></text:span><text:span text:style-name="T10">require_once </text:span><text:span text:style-name="T5">VIEWSPATH.</text:span><text:span text:style-name="T12">'accueil_view.php'</text:span><text:span text:style-name="T5">;</text:span></text:p>
      <text:p text:style-name="P1"><text:span text:style-name="T5"><text:tab/><text:tab/></text:span><text:span text:style-name="T10">require_once </text:span><text:span text:style-name="T5">VIEWSPATH.</text:span><text:span text:style-name="T12">'templates/footer.php'</text:span><text:span text:style-name="T5">;</text:span></text:p>
      <text:p text:style-name="P3"><text:span text:style-name="T6"><text:tab/><text:tab/></text:span><text:span text:style-name="T11">break</text:span><text:span text:style-name="T6">;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5:15:10.68</meta:creation-date>
    <meta:document-statistic meta:table-count="0" meta:image-count="0" meta:object-count="0" meta:page-count="1" meta:paragraph-count="43" meta:word-count="117" meta:character-count="1259"/>
    <dc:date>2013-09-16T15:16:47.35</dc:date>
    <meta:editing-duration>PT1M36S</meta:editing-duration>
    <meta:editing-cycles>1</meta:editing-cycles>
    <meta:generator>OpenOffice.org/3.4.1$Win32 OpenOffice.org_project/341m1$Build-9593</meta:generator>
  </office:meta>
</office:document-meta>
</file>